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de69d" officeooo:paragraph-rsid="000de69d"/>
    </style:style>
    <style:style style:name="T1" style:family="text">
      <style:text-properties officeooo:rsid="00117fb0"/>
    </style:style>
    <style:style style:name="T2" style:family="text">
      <style:text-properties officeooo:rsid="00122fd8"/>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Rivnak</text:p>
      <text:p text:style-name="P1">COMP3590-01</text:p>
      <text:p text:style-name="P1">Prof. Raymond Hansen</text:p>
      <text:p text:style-name="P1">29 June 2019</text:p>
      <text:p text:style-name="P1">Evaluating Hash Algorithms</text:p>
      <text:p text:style-name="P1"><text:tab/>Each of the provided hash algorithms was tested automatically using a script which also recorded the runtime of the hashes. Regarding the runtime, there does not appear to be a correlation with the size of the output hash and the time required to calculate it. For example, with SHA hashes, the larger sizes tended to run faster for this input file than the smaller hashes, whereas with SHA3 this opposite was true. <text:span text:style-name="T2">Further, I also include a graph of run time per bit for each or the hashes to demonstrate how a hash like ripemd-160 is particularly time consuming to calculate while only providing 160 bits of complexity. In comparison the SHA hashes as well as BLAKE2b512 seem to be particularly adept at producing large hashes quite quickly. </text:span>Each has<text:span text:style-name="T2">h</text:span> was calculated 8000 times to avoid any outliers, and each 1000 trials were run separately in case there was anything else running on my computer that may bottleneck it. <text:span text:style-name="T1">In addition to run time checking, this script also verifys that the output hashes are all identical and displays that to the terminal. Through 8 trials of 1000 passes of 14 hashes I did not observe any errors in the hash calculations</text:span></text:p>
      <text:p text:style-name="P1"><draw:frame draw:style-name="fr1" draw:name="Object1" text:anchor-type="char" svg:x="0.1063in" svg:y="0.0874in" svg:width="5.0382in" svg:height="2.8374in" draw:z-index="0"><draw:object xlink:href="./Object 1" xlink:type="simple" xlink:show="embed" xlink:actuate="onLoad"/><draw:image xlink:href="./ObjectReplacements/Object 1" xlink:type="simple" xlink:show="embed" xlink:actuate="onLoad"/></draw:frame></text:p>
      <text:p text:style-name="P1"/>
      <text:p text:style-name="P1"><draw:frame draw:style-name="fr1" draw:name="Object2" text:anchor-type="char" svg:x="0.1063in" svg:y="2.398in" svg:width="5.0457in" svg:height="2.8417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3" loext:min-decimal-places="3"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23:13:30.408434911</meta:creation-date>
    <dc:date>2020-06-29T23:43:59.247336901</dc:date>
    <meta:editing-duration>PT8M11S</meta:editing-duration>
    <meta:editing-cycles>2</meta:editing-cycles>
    <meta:generator>LibreOffice/6.4.4.2$Linux_X86_64 LibreOffice_project/40$Build-2</meta:generator>
    <meta:document-statistic meta:table-count="0" meta:image-count="0" meta:object-count="2" meta:page-count="1" meta:paragraph-count="6" meta:word-count="213" meta:character-count="1240" meta:non-whitespace-character-count="103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96cm" svg:height="7.206cm" xlink:href="." xlink:type="simple" chart:class="chart:bar" chart:style-name="ch1">
        <chart:title svg:x="2.055cm" svg:y="0.28cm" chart:style-name="ch2">
          <text:p>Hash Algorithm vs Average Run Time (ms)</text:p>
        </chart:title>
        <chart:plot-area chart:style-name="ch3" chart:data-source-has-labels="both" svg:x="1.266cm" svg:y="1.203cm" svg:width="11.275cm" svg:height="4.878cm">
          <chartooo:coordinate-region svg:x="2.549cm" svg:y="1.203cm" svg:width="9.992cm" svg:height="2.689cm"/>
          <chart:axis chart:dimension="x" chart:name="primary-x" chart:style-name="ch4" chartooo:axis-type="auto">
            <chartooo:date-scale/>
            <chart:title svg:x="5.734cm" svg:y="6.225cm" chart:style-name="ch5">
              <text:p>Hash Algorithm</text:p>
            </chart:title>
            <chart:categories table:cell-range-address="local-table.$A$2:.$A$15"/>
          </chart:axis>
          <chart:axis chart:dimension="y" chart:name="primary-y" chart:style-name="ch6">
            <chart:title svg:x="0.451cm" svg:y="5.406cm" chart:style-name="ch7">
              <text:p>Average Run Time (ms)</text:p>
            </chart:title>
            <chart:grid chart:style-name="ch8" chart:class="major"/>
          </chart:axis>
          <chart:series chart:style-name="ch9" chart:values-cell-range-address="local-table.$B$2:.$B$15" chart:label-cell-address="local-table.$B$1" chart:class="chart:bar">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Time (ms)</text:p>
              </table:table-cell>
            </table:table-row>
          </table:table-header-rows>
          <table:table-rows>
            <table:table-row>
              <table:table-cell office:value-type="string">
                <text:p>BLAKE2b512</text:p>
              </table:table-cell>
              <table:table-cell office:value-type="float" office:value="13.577375">
                <text:p>13.577375</text:p>
              </table:table-cell>
            </table:table-row>
            <table:table-row>
              <table:table-cell office:value-type="string">
                <text:p>MD5</text:p>
              </table:table-cell>
              <table:table-cell office:value-type="float" office:value="14.828875">
                <text:p>14.828875</text:p>
              </table:table-cell>
            </table:table-row>
            <table:table-row>
              <table:table-cell office:value-type="string">
                <text:p>SHA1</text:p>
              </table:table-cell>
              <table:table-cell office:value-type="float" office:value="12.13125">
                <text:p>12.13125</text:p>
              </table:table-cell>
            </table:table-row>
            <table:table-row>
              <table:table-cell office:value-type="string">
                <text:p>RIPEMD-160</text:p>
              </table:table-cell>
              <table:table-cell office:value-type="float" office:value="30.110375">
                <text:p>30.110375</text:p>
              </table:table-cell>
            </table:table-row>
            <table:table-row>
              <table:table-cell office:value-type="string">
                <text:p>SHA224</text:p>
              </table:table-cell>
              <table:table-cell office:value-type="float" office:value="20.249375">
                <text:p>20.249375</text:p>
              </table:table-cell>
            </table:table-row>
            <table:table-row>
              <table:table-cell office:value-type="string">
                <text:p>SHA256</text:p>
              </table:table-cell>
              <table:table-cell office:value-type="float" office:value="20.062875">
                <text:p>20.062875</text:p>
              </table:table-cell>
            </table:table-row>
            <table:table-row>
              <table:table-cell office:value-type="string">
                <text:p>SHA384</text:p>
              </table:table-cell>
              <table:table-cell office:value-type="float" office:value="14.788">
                <text:p>14.788</text:p>
              </table:table-cell>
            </table:table-row>
            <table:table-row>
              <table:table-cell office:value-type="string">
                <text:p>SHA512</text:p>
              </table:table-cell>
              <table:table-cell office:value-type="float" office:value="14.96475">
                <text:p>14.96475</text:p>
              </table:table-cell>
            </table:table-row>
            <table:table-row>
              <table:table-cell office:value-type="string">
                <text:p>SHA3-224</text:p>
              </table:table-cell>
              <table:table-cell office:value-type="float" office:value="23.00875">
                <text:p>23.00875</text:p>
              </table:table-cell>
            </table:table-row>
            <table:table-row>
              <table:table-cell office:value-type="string">
                <text:p>SHA3-256</text:p>
              </table:table-cell>
              <table:table-cell office:value-type="float" office:value="23.621875">
                <text:p>23.621875</text:p>
              </table:table-cell>
            </table:table-row>
            <table:table-row>
              <table:table-cell office:value-type="string">
                <text:p>SHA3-384</text:p>
              </table:table-cell>
              <table:table-cell office:value-type="float" office:value="30.608625">
                <text:p>30.608625</text:p>
              </table:table-cell>
            </table:table-row>
            <table:table-row>
              <table:table-cell office:value-type="string">
                <text:p>SHA3-512</text:p>
              </table:table-cell>
              <table:table-cell office:value-type="float" office:value="40.5135">
                <text:p>40.5135</text:p>
              </table:table-cell>
            </table:table-row>
            <table:table-row>
              <table:table-cell office:value-type="string">
                <text:p>SHAKE128</text:p>
              </table:table-cell>
              <table:table-cell office:value-type="float" office:value="20.5265">
                <text:p>20.5265</text:p>
              </table:table-cell>
            </table:table-row>
            <table:table-row>
              <table:table-cell office:value-type="string">
                <text:p>SHAKE256</text:p>
              </table:table-cell>
              <table:table-cell office:value-type="float" office:value="23.96225">
                <text:p>23.962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16cm" svg:height="7.217cm" xlink:href="." xlink:type="simple" chart:class="chart:bar" chart:style-name="ch1">
        <chart:title svg:x="1.192cm" svg:y="0.28cm" chart:style-name="ch2">
          <text:p>Hash Algorithm vs Average Run Time per bit (ms/b)</text:p>
        </chart:title>
        <chart:plot-area chart:style-name="ch3" chart:data-source-has-labels="both" svg:x="1.267cm" svg:y="1.203cm" svg:width="11.293cm" svg:height="4.889cm">
          <chartooo:coordinate-region svg:x="2.505cm" svg:y="1.203cm" svg:width="10.055cm" svg:height="2.7cm"/>
          <chart:axis chart:dimension="x" chart:name="primary-x" chart:style-name="ch4" chartooo:axis-type="auto">
            <chartooo:date-scale/>
            <chart:title svg:x="5.744cm" svg:y="6.236cm" chart:style-name="ch5">
              <text:p>Hash Algorithm</text:p>
            </chart:title>
            <chart:categories table:cell-range-address="local-table.$A$2:.$A$15"/>
          </chart:axis>
          <chart:axis chart:dimension="y" chart:name="primary-y" chart:style-name="ch6">
            <chart:title svg:x="0.451cm" svg:y="6.033cm" chart:style-name="ch7">
              <text:p>Average Run Time per bit (ms/b)</text:p>
            </chart:title>
            <chart:grid chart:style-name="ch8" chart:class="major"/>
          </chart:axis>
          <chart:series chart:style-name="ch9" chart:values-cell-range-address="local-table.$B$2:.$B$15" chart:label-cell-address="local-table.$B$1" chart:class="chart:bar">
            <chart:data-point chart:repeated="1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Time (ms)</text:p>
              </table:table-cell>
            </table:table-row>
          </table:table-header-rows>
          <table:table-rows>
            <table:table-row>
              <table:table-cell office:value-type="string">
                <text:p>BLAKE2b512</text:p>
              </table:table-cell>
              <table:table-cell office:value-type="float" office:value="0.026518310546875">
                <text:p>0.026518310546875</text:p>
              </table:table-cell>
            </table:table-row>
            <table:table-row>
              <table:table-cell office:value-type="string">
                <text:p>MD5</text:p>
              </table:table-cell>
              <table:table-cell office:value-type="float" office:value="0.1158505859375">
                <text:p>0.1158505859375</text:p>
              </table:table-cell>
            </table:table-row>
            <table:table-row>
              <table:table-cell office:value-type="string">
                <text:p>SHA1</text:p>
              </table:table-cell>
              <table:table-cell office:value-type="float" office:value="0.0758203125">
                <text:p>0.0758203125</text:p>
              </table:table-cell>
            </table:table-row>
            <table:table-row>
              <table:table-cell office:value-type="string">
                <text:p>RIPEMD-160</text:p>
              </table:table-cell>
              <table:table-cell office:value-type="float" office:value="0.18818984375">
                <text:p>0.18818984375</text:p>
              </table:table-cell>
            </table:table-row>
            <table:table-row>
              <table:table-cell office:value-type="string">
                <text:p>SHA224</text:p>
              </table:table-cell>
              <table:table-cell office:value-type="float" office:value="0.0903989955357143">
                <text:p>0.0903989955357143</text:p>
              </table:table-cell>
            </table:table-row>
            <table:table-row>
              <table:table-cell office:value-type="string">
                <text:p>SHA256</text:p>
              </table:table-cell>
              <table:table-cell office:value-type="float" office:value="0.07837060546875">
                <text:p>0.07837060546875</text:p>
              </table:table-cell>
            </table:table-row>
            <table:table-row>
              <table:table-cell office:value-type="string">
                <text:p>SHA384</text:p>
              </table:table-cell>
              <table:table-cell office:value-type="float" office:value="0.0385104166666667">
                <text:p>0.0385104166666667</text:p>
              </table:table-cell>
            </table:table-row>
            <table:table-row>
              <table:table-cell office:value-type="string">
                <text:p>SHA512</text:p>
              </table:table-cell>
              <table:table-cell office:value-type="float" office:value="0.02922802734375">
                <text:p>0.02922802734375</text:p>
              </table:table-cell>
            </table:table-row>
            <table:table-row>
              <table:table-cell office:value-type="string">
                <text:p>SHA3-224</text:p>
              </table:table-cell>
              <table:table-cell office:value-type="float" office:value="0.102717633928571">
                <text:p>0.102717633928571</text:p>
              </table:table-cell>
            </table:table-row>
            <table:table-row>
              <table:table-cell office:value-type="string">
                <text:p>SHA3-256</text:p>
              </table:table-cell>
              <table:table-cell office:value-type="float" office:value="0.09227294921875">
                <text:p>0.09227294921875</text:p>
              </table:table-cell>
            </table:table-row>
            <table:table-row>
              <table:table-cell office:value-type="string">
                <text:p>SHA3-384</text:p>
              </table:table-cell>
              <table:table-cell office:value-type="float" office:value="0.0797099609375">
                <text:p>0.0797099609375</text:p>
              </table:table-cell>
            </table:table-row>
            <table:table-row>
              <table:table-cell office:value-type="string">
                <text:p>SHA3-512</text:p>
              </table:table-cell>
              <table:table-cell office:value-type="float" office:value="0.0791279296875">
                <text:p>0.0791279296875</text:p>
              </table:table-cell>
            </table:table-row>
            <table:table-row>
              <table:table-cell office:value-type="string">
                <text:p>SHAKE128</text:p>
              </table:table-cell>
              <table:table-cell office:value-type="float" office:value="0.16036328125">
                <text:p>0.16036328125</text:p>
              </table:table-cell>
            </table:table-row>
            <table:table-row>
              <table:table-cell office:value-type="string">
                <text:p>SHAKE256</text:p>
              </table:table-cell>
              <table:table-cell office:value-type="float" office:value="0.0936025390625">
                <text:p>0.093602539062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